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mazon Ember Regular" svg:font-family="'Amazon Ember Regular', 'Helvetica Neue', Arial, Helvetica, Roboto, sans-serif"/>
    <style:font-face style:name="Lohit Devanagari1" svg:font-family="'Lohit Devanagari'"/>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e496b" officeooo:paragraph-rsid="001e496b"/>
    </style:style>
    <style:style style:name="P2" style:family="paragraph" style:parent-style-name="Standard">
      <style:text-properties officeooo:rsid="0022111b" officeooo:paragraph-rsid="0022111b"/>
    </style:style>
    <style:style style:name="P3" style:family="paragraph" style:parent-style-name="Standard">
      <style:text-properties officeooo:rsid="00256d68" officeooo:paragraph-rsid="00256d68"/>
    </style:style>
    <style:style style:name="P4" style:family="paragraph" style:parent-style-name="Standard">
      <style:text-properties officeooo:rsid="002b404a" officeooo:paragraph-rsid="002b404a"/>
    </style:style>
    <style:style style:name="P5" style:family="paragraph" style:parent-style-name="Standard">
      <style:text-properties officeooo:rsid="002c5eb7" officeooo:paragraph-rsid="002c5eb7"/>
    </style:style>
    <style:style style:name="P6" style:family="paragraph" style:parent-style-name="Standard" style:list-style-name="L1">
      <style:text-properties officeooo:paragraph-rsid="003176ed"/>
    </style:style>
    <style:style style:name="P7" style:family="paragraph" style:parent-style-name="Standard" style:list-style-name="L1">
      <style:text-properties officeooo:rsid="001e496b" officeooo:paragraph-rsid="001e496b"/>
    </style:style>
    <style:style style:name="P8" style:family="paragraph" style:parent-style-name="Standard" style:list-style-name="L1">
      <style:text-properties officeooo:rsid="00238eee" officeooo:paragraph-rsid="00238eee"/>
    </style:style>
    <style:style style:name="P9" style:family="paragraph" style:parent-style-name="Standard" style:list-style-name="L1">
      <style:text-properties officeooo:rsid="001e94d9" officeooo:paragraph-rsid="001e94d9"/>
    </style:style>
    <style:style style:name="P10" style:family="paragraph" style:parent-style-name="Standard" style:list-style-name="L1">
      <style:text-properties officeooo:rsid="0022111b" officeooo:paragraph-rsid="0022111b"/>
    </style:style>
    <style:style style:name="P11" style:family="paragraph" style:parent-style-name="Standard" style:list-style-name="L1">
      <style:text-properties officeooo:rsid="00205a4f" officeooo:paragraph-rsid="00205a4f"/>
    </style:style>
    <style:style style:name="P12" style:family="paragraph" style:parent-style-name="Standard" style:list-style-name="L1">
      <style:text-properties officeooo:rsid="0026cd0f" officeooo:paragraph-rsid="0026cd0f"/>
    </style:style>
    <style:style style:name="P13" style:family="paragraph" style:parent-style-name="Standard" style:list-style-name="L1">
      <style:text-properties officeooo:rsid="0026e567" officeooo:paragraph-rsid="0026e567"/>
    </style:style>
    <style:style style:name="P14" style:family="paragraph" style:parent-style-name="Standard" style:list-style-name="L2">
      <style:text-properties officeooo:rsid="0026e567" officeooo:paragraph-rsid="0026e567"/>
    </style:style>
    <style:style style:name="P15" style:family="paragraph" style:parent-style-name="Standard" style:list-style-name="L1">
      <style:text-properties officeooo:rsid="003176ed" officeooo:paragraph-rsid="003176ed"/>
    </style:style>
    <style:style style:name="P16" style:family="paragraph" style:parent-style-name="Standard" style:list-style-name="L2">
      <style:text-properties officeooo:rsid="00256d68" officeooo:paragraph-rsid="00256d68"/>
    </style:style>
    <style:style style:name="P17" style:family="paragraph" style:parent-style-name="Standard" style:list-style-name="L2">
      <style:text-properties officeooo:rsid="0029c0e0" officeooo:paragraph-rsid="0029c0e0"/>
    </style:style>
    <style:style style:name="P18" style:family="paragraph" style:parent-style-name="Standard" style:list-style-name="L2">
      <style:text-properties officeooo:rsid="0027f977" officeooo:paragraph-rsid="0027f977"/>
    </style:style>
    <style:style style:name="P19" style:family="paragraph" style:parent-style-name="Standard" style:list-style-name="L2">
      <style:text-properties officeooo:rsid="002b404a" officeooo:paragraph-rsid="002b404a"/>
    </style:style>
    <style:style style:name="P20" style:family="paragraph" style:parent-style-name="Standard" style:list-style-name="L2">
      <style:text-properties officeooo:rsid="002dcd17" officeooo:paragraph-rsid="002dcd17"/>
    </style:style>
    <style:style style:name="P21" style:family="paragraph" style:parent-style-name="Standard" style:list-style-name="L2">
      <style:text-properties officeooo:rsid="002f6a27" officeooo:paragraph-rsid="002f6a27"/>
    </style:style>
    <style:style style:name="P22" style:family="paragraph" style:parent-style-name="Standard" style:list-style-name="L2">
      <style:text-properties officeooo:rsid="002f7adc" officeooo:paragraph-rsid="002f7adc"/>
    </style:style>
    <style:style style:name="P23" style:family="paragraph" style:parent-style-name="Standard" style:list-style-name="L3">
      <style:text-properties officeooo:rsid="002f7adc" officeooo:paragraph-rsid="002f7adc"/>
    </style:style>
    <style:style style:name="P24" style:family="paragraph" style:parent-style-name="Standard">
      <style:text-properties officeooo:rsid="002f7adc" officeooo:paragraph-rsid="002f7adc"/>
    </style:style>
    <style:style style:name="P25" style:family="paragraph" style:parent-style-name="Standard" style:list-style-name="L3">
      <style:text-properties officeooo:rsid="002c5eb7" officeooo:paragraph-rsid="002c5eb7"/>
    </style:style>
    <style:style style:name="P26" style:family="paragraph" style:parent-style-name="Standard" style:list-style-name="L3">
      <style:text-properties officeooo:rsid="002d979a" officeooo:paragraph-rsid="002d979a"/>
    </style:style>
    <style:style style:name="P27" style:family="paragraph" style:parent-style-name="Standard">
      <style:text-properties fo:font-weight="bold" officeooo:rsid="001e496b" officeooo:paragraph-rsid="001e496b" style:font-weight-asian="bold" style:font-weight-complex="bold"/>
    </style:style>
    <style:style style:name="P28" style:family="paragraph" style:parent-style-name="Standard">
      <style:text-properties fo:font-weight="bold" officeooo:rsid="0036d2b3" officeooo:paragraph-rsid="0036d2b3" style:font-weight-asian="bold" style:font-weight-complex="bold"/>
    </style:style>
    <style:style style:name="P29" style:family="paragraph" style:parent-style-name="Standard" style:list-style-name="L4">
      <style:text-properties fo:font-weight="normal" officeooo:rsid="0036d2b3" officeooo:paragraph-rsid="0036d2b3" style:font-weight-asian="normal" style:font-weight-complex="normal"/>
    </style:style>
    <style:style style:name="P30" style:family="paragraph" style:parent-style-name="Standard" style:list-style-name="L4">
      <style:text-properties fo:font-weight="normal" officeooo:rsid="0038b770" officeooo:paragraph-rsid="0038b770" style:font-weight-asian="normal" style:font-weight-complex="normal"/>
    </style:style>
    <style:style style:name="P31" style:family="paragraph" style:parent-style-name="Standard" style:list-style-name="L4">
      <style:text-properties fo:font-weight="normal" officeooo:rsid="0039368e" officeooo:paragraph-rsid="0039368e" style:font-weight-asian="normal" style:font-weight-complex="normal"/>
    </style:style>
    <style:style style:name="P32" style:family="paragraph" style:parent-style-name="Standard" style:list-style-name="L4">
      <style:text-properties officeooo:paragraph-rsid="0039368e"/>
    </style:style>
    <style:style style:name="P33" style:family="paragraph" style:parent-style-name="Standard" style:list-style-name="L4">
      <style:text-properties officeooo:rsid="003afc81" officeooo:paragraph-rsid="003afc81"/>
    </style:style>
    <style:style style:name="P34" style:family="paragraph" style:parent-style-name="Standard" style:list-style-name="L2" style:master-page-name="">
      <loext:graphic-properties draw:fill="none"/>
      <style:paragraph-properties fo:margin-left="0.5in" fo:margin-right="0in" fo:text-indent="-0.3118in" style:auto-text-indent="false" style:page-number="auto" fo:background-color="transparent"/>
      <style:text-properties officeooo:rsid="0032a89f" officeooo:paragraph-rsid="0032a89f"/>
    </style:style>
    <style:style style:name="P35" style:family="paragraph" style:parent-style-name="Standard" style:list-style-name="L2" style:master-page-name="">
      <loext:graphic-properties draw:fill="none"/>
      <style:paragraph-properties fo:margin-left="0.5618in" fo:margin-right="0in" fo:text-indent="0in" style:auto-text-indent="false" style:page-number="auto" fo:background-color="transparent">
        <style:tab-stops>
          <style:tab-stop style:position="0.4953in"/>
        </style:tab-stops>
      </style:paragraph-properties>
      <style:text-properties officeooo:rsid="0032de0c" officeooo:paragraph-rsid="0032de0c"/>
    </style:style>
    <style:style style:name="T1" style:family="text">
      <style:text-properties officeooo:rsid="0022111b"/>
    </style:style>
    <style:style style:name="T2" style:family="text">
      <style:text-properties officeooo:rsid="00235304"/>
    </style:style>
    <style:style style:name="T3" style:family="text">
      <style:text-properties officeooo:rsid="00238eee"/>
    </style:style>
    <style:style style:name="T4" style:family="text">
      <style:text-properties officeooo:rsid="002b404a"/>
    </style:style>
    <style:style style:name="T5" style:family="text">
      <style:text-properties officeooo:rsid="002f7adc"/>
    </style:style>
    <style:style style:name="T6" style:family="text">
      <style:text-properties officeooo:rsid="003176ed"/>
    </style:style>
    <style:style style:name="T7" style:family="text">
      <style:text-properties officeooo:rsid="0032a89f"/>
    </style:style>
    <style:style style:name="T8" style:family="text">
      <style:text-properties officeooo:rsid="0032de0c"/>
    </style:style>
    <style:style style:name="T9" style:family="text">
      <style:text-properties officeooo:rsid="0036d2b3"/>
    </style:style>
    <style:style style:name="T10" style:family="text">
      <style:text-properties officeooo:rsid="0038b770"/>
    </style:style>
    <style:style style:name="T11" style:family="text">
      <style:text-properties fo:font-weight="normal" style:font-weight-asian="normal" style:font-weight-complex="normal"/>
    </style:style>
    <style:style style:name="T12" style:family="text">
      <style:text-properties fo:font-weight="normal" officeooo:rsid="0039368e" style:font-weight-asian="normal" style:font-weight-complex="normal"/>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12/2019 Thesis Reading Notes -</text:p>
      <text:p text:style-name="P1"/>
      <text:p text:style-name="P27"><text:span text:style-name="T9">1. </text:span>Medical Marijuana Laws and Crime</text:p>
      <text:p text:style-name="P1"/>
      <text:p text:style-name="P1">Terms to research:</text:p>
      <text:p text:style-name="P1"/>
      <text:list xml:id="list2783694155" text:style-name="L1">
        <text:list-item>
          <text:p text:style-name="P7">Differences-in-differences approach</text:p>
          <text:list>
            <text:list-item>
              <text:p text:style-name="P8">A type of panel data analysis in which the difference between a control group and treatment group is measured.</text:p>
            </text:list-item>
          </text:list>
        </text:list-item>
        <text:list-item>
          <text:p text:style-name="P9">Market Design</text:p>
          <text:list>
            <text:list-item>
              <text:p text:style-name="P10">How a given market is set up… <text:span text:style-name="T2">or perhaps something having to do with auction theory and matchings...</text:span></text:p>
            </text:list-item>
          </text:list>
        </text:list-item>
        <text:list-item>
          <text:p text:style-name="P11">First-order effect <text:span text:style-name="T1">vs. Second-order effect</text:span></text:p>
          <text:list>
            <text:list-item>
              <text:p text:style-name="P10">First-order is more direct (perhaps important). It is influenced directly by the variables being measured. Second-order is either related to interactions of the variables (parameters) among themselves, or a direct influence that is less important. <text:span text:style-name="T3">In this essay it is appearing to mean that it could affect crime-rate indirectly (e.g. MMLs could reduce stigma around marijuana which could increase demand and consumption which could inhibit aggressiveness in users which could influence crime rate; this is two steps to the effect, as opposed to one step, in the case of MML increasing supply/consumption of marijuana which could inhibit aggressiveness in users which could influence the crime rate)</text:span></text:p>
            </text:list-item>
          </text:list>
        </text:list-item>
        <text:list-item>
          <text:p text:style-name="P12">Fixed-effect regression</text:p>
        </text:list-item>
        <text:list-item>
          <text:p text:style-name="P13">Standard Errors (and standard error correction) <text:span text:style-name="T6">(and clustering standard errors)</text:span></text:p>
        </text:list-item>
        <text:list-item>
          <text:p text:style-name="P15">State-specific time trends (as opposed to state fixed effects)</text:p>
          <text:list>
            <text:list-item>
              <text:p text:style-name="P6"><text:span text:style-name="T6">In the context of this study, I believe: “</text:span>a general decrease in arrest rates over time (time fixed effects), systematic differences in criminal behavior and law enforcement between states (state fixed effects), and the possibility of larger decreases in crime in MML states even before they had passed MMLs (state-specific time trends).<text:span text:style-name="T6">”</text:span></text:p>
              <text:list>
                <text:list-item>
                  <text:p text:style-name="P15">So the answer to this question is: the state-specific time trends are when the MML was passed, and the trend surrounding that passage (especially after the passage)</text:p>
                </text:list-item>
              </text:list>
            </text:list-item>
          </text:list>
        </text:list-item>
      </text:list>
      <text:p text:style-name="P2"/>
      <text:p text:style-name="P3">Key Points:</text:p>
      <text:list xml:id="list21832544" text:style-name="L2">
        <text:list-item>
          <text:p text:style-name="P16">3 main effects off MMLs on crime rates</text:p>
          <text:list>
            <text:list-item>
              <text:p text:style-name="P16">Behavioral Effect</text:p>
              <text:list>
                <text:list-item>
                  <text:p text:style-name="P16">Marijuana mellows you out so you commit less crime</text:p>
                </text:list-item>
              </text:list>
            </text:list-item>
            <text:list-item>
              <text:p text:style-name="P16">Business Effect</text:p>
              <text:list>
                <text:list-item>
                  <text:p text:style-name="P16">Dispenseries are cash-only and subject to robberies</text:p>
                </text:list-item>
              </text:list>
            </text:list-item>
            <text:list-item>
              <text:p text:style-name="P14">Exploitation Effect</text:p>
              <text:list>
                <text:list-item>
                  <text:p text:style-name="P14">Criminals may take advantage of MMLs as a facade for their own crimes</text:p>
                  <text:p text:style-name="P14"/>
                </text:list-item>
              </text:list>
            </text:list-item>
          </text:list>
        </text:list-item>
        <text:list-item>
          <text:p text:style-name="P17">Introduction just talks about the topic and a bit of the motivation behind the study</text:p>
        </text:list-item>
        <text:list-item>
          <text:p text:style-name="P17">Background Literature discusses previous similar studies and their results (what has been said, and what has not, and also what the author wants to say additionally)</text:p>
        </text:list-item>
        <text:list-item>
          <text:p text:style-name="P17">Data discusses the sources of data being used in this thesis as well as the way in which it is structured. Are there any notable shortcomings or strengths to the data? Any caveats to be aware of?</text:p>
          <text:list>
            <text:list-item>
              <text:p text:style-name="P17">Also includes graphical representations <text:span text:style-name="T4">and summary statistics</text:span> of the raw data</text:p>
            </text:list-item>
          </text:list>
        </text:list-item>
        <text:list-item>
          <text:p text:style-name="P17">Methodology is a quick discussion of modeling and plans for best presenting data and implications</text:p>
        </text:list-item>
        <text:list-item>
          <text:p text:style-name="P17"><text:soft-page-break/>In the results section (part 5), prior to the presentation of regressions, the author presents and briefly discusses the raw data and its trends <text:span text:style-name="T4">(important note: the presentation mixes the raw data for comparison, e.g. raw data on arrest rates, with different lines on the graph representing MML and Non-MML states; this is important, as it is not just raw data, but raw data presented in a manner that is specific to the thesis)</text:span>. <text:span text:style-name="T4">Also, time trends are analyzed here for the data, as it pertains to the current study (the graphs are broken into time periods with specific trends).</text:span></text:p>
          <text:list>
            <text:list-item>
              <text:p text:style-name="P18">Neat Randomization technique in part 5.1</text:p>
              <text:list>
                <text:list-item>
                  <text:p text:style-name="P18">Author randomizes control group conditions that are only present in MML states and offers them as comparison to the MML state data. What they missed out on doing here was a P-test however.</text:p>
                </text:list-item>
              </text:list>
            </text:list-item>
          </text:list>
        </text:list-item>
        <text:list-item>
          <text:p text:style-name="P17">For regressions, they do the most simple regression forms first, and then add on future regressions including control variables and fixed effects.</text:p>
          <text:list>
            <text:list-item>
              <text:p text:style-name="P19">Comparing of preliminary models is included (which model best fits the data?)</text:p>
            </text:list-item>
            <text:list-item>
              <text:p text:style-name="P19">It is ok (and correct) to mention inconsistencies!!!</text:p>
            </text:list-item>
            <text:list-item>
              <text:p text:style-name="P20">It seems like a lot of the content within the thesis is simply just running different kinds of regressions with different variables and then discussing the results, and why they might have changed, why the results are significant, or not, etc….</text:p>
            </text:list-item>
          </text:list>
        </text:list-item>
        <text:list-item>
          <text:p text:style-name="P21">Checking robustness of results… (AKA playing more with the data; e.g. removing outliers)</text:p>
          <text:list>
            <text:list-item>
              <text:p text:style-name="P21">If results are consistent from earlier (after changing aspects of the data), then this suggests that the results are more robust.</text:p>
            </text:list-item>
            <text:list-item>
              <text:p text:style-name="P21">This section also includes weighted regressions (weighted by <text:span text:style-name="T5">state population</text:span> as a proportion of total population, <text:span text:style-name="T5">so that small states do not have too much influence on the results.</text:span>)</text:p>
            </text:list-item>
          </text:list>
        </text:list-item>
        <text:list-item>
          <text:p text:style-name="P22">Discussion: <text:span text:style-name="T7">Basically a summary of his results and how they agree/disagree with prior studies. Which studies they support, and which studies they ‘push back’ against. Also includes reiteration of problems with the research design and results, and perhaps better methods (plausible or not) for obtaining more enlightening results.</text:span></text:p>
        </text:list-item>
        <text:list-item>
          <text:p text:style-name="P34">Conclusion: <text:span text:style-name="T8">One more sum up of the main points of the research, especially those that were approached in the introduction. An emphasis on the most (statistically) significant findings is made here.</text:span></text:p>
          <text:list>
            <text:list-item>
              <text:p text:style-name="P35"><text:s/>The last paragraph wraps things together with a little bit of info on policy and how it might differ in differing conditions (locations, etc.).</text:p>
            </text:list-item>
          </text:list>
        </text:list-item>
      </text:list>
      <text:p text:style-name="P4"/>
      <text:p text:style-name="P5">TAKE AWAYS:</text:p>
      <text:list xml:id="list1141532543" text:style-name="L3">
        <text:list-item>
          <text:p text:style-name="P25">There is a lot of crime data… maybe use this?</text:p>
          <text:list>
            <text:list-item>
              <text:p text:style-name="P26">FBI’s Uniform Crime Reports (UCR)</text:p>
            </text:list-item>
          </text:list>
        </text:list-item>
        <text:list-item>
          <text:p text:style-name="P23">There is not much argument about any specific thing… mostly just stating of data trends without much discussion about the implications of this (there is some discussion, especially outside of the ‘Results’ section).</text:p>
        </text:list-item>
      </text:list>
      <text:p text:style-name="P24"/>
      <text:p text:style-name="P28"/>
      <text:p text:style-name="P28"/>
      <text:p text:style-name="P28"/>
      <text:p text:style-name="P28"/>
      <text:p text:style-name="P28"/>
      <text:p text:style-name="P28"/>
      <text:p text:style-name="P28"/>
      <text:p text:style-name="P28"/>
      <text:p text:style-name="P28"/>
      <text:p text:style-name="P28"><text:soft-page-break/>2. What is eSports and why do people watch it</text:p>
      <text:p text:style-name="P28"><text:a xlink:type="simple" xlink:href="https://poseidon01.ssrn.com/delivery.php?ID=720026113081004111119023121082097102019014069017088036022084099118021096072069020100025100029023038019107086121104104024028081042047011052015004024070010001030075029035087041089125001021111125121115007127076090023029005003084119119001065002064031081026&amp;EXT=pdf" text:style-name="Internet_20_link" text:visited-style-name="Visited_20_Internet_20_Link">https://poseidon01.ssrn.com/delivery.php?ID=720026113081004111119023121082097102019014069017088036022084099118021096072069020100025100029023038019107086121104104024028081042047011052015004024070010001030075029035087041089125001021111125121115007127076090023029005003084119119001065002064031081026&amp;EXT=pdf</text:a></text:p>
      <text:p text:style-name="P28"/>
      <text:list xml:id="list1045232143" text:style-name="L4">
        <text:list-item>
          <text:p text:style-name="P29">Attempts a definition of ‘e<text:span text:style-name="T10">Sp</text:span>orts’ that might be useful to quote in the first few pages (pg. 4-5)</text:p>
        </text:list-item>
        <text:list-item>
          <text:p text:style-name="P30">Also a good source for other studies (literature) on eSports (see pg 6 line 3)</text:p>
        </text:list-item>
        <text:list-item>
          <text:p text:style-name="P31">So far in my reading, this paper has made me ponder the question: “Do traditional sports, and by extension, traditional sport spectatorship foster aggression? Can eSports be analogous to this aggression relationship between playing/spectating. Is it more impactful (because of the increased forms of violence (killing, etc.)) or less impactful (because of less real-world physicality).</text:p>
        </text:list-item>
        <text:list-item>
          <text:p text:style-name="P32"><text:span text:style-name="T12">“</text:span>Other qualitative literature suggests that the reasons for eSports consumption should in principle correspond to those of traditional sports.<text:span text:style-name="T12">” (pg. 6)</text:span></text:p>
        </text:list-item>
        <text:list-item>
          <text:p text:style-name="P33"><text:span text:style-name="T12">R</text:span><text:span text:style-name="T11">esults: esport viewing is associated positively and significantly with aggression (as well as 3 other things, i.e. novelty, developing skill/knowledge, and escap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mazon Ember Regular" svg:font-family="'Amazon Ember Regular', 'Helvetica Neue', Arial, Helvetica, Roboto, sans-serif"/>
    <style:font-face style:name="Lohit Devanagari1" svg:font-family="'Lohit Devanagari'"/>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2T14:21:46.525935824</meta:creation-date>
    <dc:date>2019-10-03T16:27:47.769619959</dc:date>
    <meta:editing-duration>P27DT10H30M7S</meta:editing-duration>
    <meta:editing-cycles>7</meta:editing-cycles>
    <meta:generator>LibreOffice/6.0.7.3$Linux_X86_64 LibreOffice_project/00m0$Build-3</meta:generator>
    <meta:document-statistic meta:table-count="0" meta:image-count="0" meta:object-count="0" meta:page-count="3" meta:paragraph-count="51" meta:word-count="1039" meta:character-count="6686" meta:non-whitespace-character-count="5720"/>
  </office:meta>
</office:document-meta>
</file>